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510c" officeooo:paragraph-rsid="0000510c"/>
    </style:style>
    <style:style style:name="P2" style:family="paragraph" style:parent-style-name="Standard">
      <style:text-properties officeooo:rsid="00024b9e" officeooo:paragraph-rsid="00024b9e"/>
    </style:style>
    <style:style style:name="P3" style:family="paragraph" style:parent-style-name="Standard">
      <style:text-properties officeooo:paragraph-rsid="00024b9e"/>
    </style:style>
    <style:style style:name="T1" style:family="text">
      <style:text-properties officeooo:rsid="00024b9e"/>
    </style:style>
    <style:style style:name="T2" style:family="text">
      <style:text-properties style:text-position="super 58%" officeooo:rsid="00024b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a. The computational artifact I created represents quantum computing. Quantum computing is an emerging computing technology that uses qubits (quantum bits) instead of standard bits. While a traditional bit can only be in one of two states at any given time, qubits can be in multiple states simultaneously, a phenomena known as quantum superposition.<text:span text:style-name="T2">1, 2</text:span> And for each qubit you add to the system, the amount of data you can store increases exponentially, while also theoretically keeping the power needs below that of a traditional computer.<text:span text:style-name="T2">1</text:span></text:p>
      <text:p text:style-name="P1"><text:tab/>Quantum computers are so powerful that a system specially designed by the D-Wave Corporation to solve a specific type of mathematical problem, optimization, could find an answer in mere seconds while a traditional computer could take upwards of ten thousand years. And therein lies the rub of Quantum computing – in taking computing power to a new level, it renders the security of traditional computers obsolete. 256-bit RSA encryption, today’s standard for secure data transfer between computers, would fold like wet cardboard when subjected to a quantum computer. <text:span text:style-name="T2">3</text:span></text:p>
      <text:p text:style-name="P1"><text:s text:c="143"/></text:p>
      <text:p text:style-name="P2">2e.</text:p>
      <text:p text:style-name="P2"/>
      <text:p text:style-name="P3"><text:span text:style-name="T1">1. </text:span><text:a xlink:type="simple" xlink:href="https://www.wired.co.uk/article/quantum-computing-explained" text:style-name="Internet_20_link" text:visited-style-name="Visited_20_Internet_20_Link"><text:span text:style-name="T1">Wired: Quantum Computing Explained</text:span></text:a><text:span text:style-name="T1"> (Image Source for Artifact as well)</text:span></text:p>
      <text:p text:style-name="P3"><text:span text:style-name="T1">2. </text:span><text:a xlink:type="simple" xlink:href="https://en.wikipedia.org/wiki/Quantum_computing" text:style-name="Internet_20_link" text:visited-style-name="Visited_20_Internet_20_Link"><text:span text:style-name="T1">Wikipedia: Quantum Computing (sources checked for accuracy)</text:span></text:a></text:p>
      <text:p text:style-name="P3"><text:span text:style-name="T1">3. </text:span><text:a xlink:type="simple" xlink:href="https://www.research.ibm.com/ibm-q/learn/what-is-quantum-computing/" text:style-name="Internet_20_link" text:visited-style-name="Visited_20_Internet_20_Link"><text:span text:style-name="T1">IBM: What is Quantum Computin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3:10:47.190286553</meta:creation-date>
    <dc:date>2018-12-03T14:30:28.010691366</dc:date>
    <meta:editing-duration>PT6M24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7" meta:word-count="200" meta:character-count="1426" meta:non-whitespace-character-count="1087"/>
  </office:meta>
</office:document-meta>
</file>